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8699f" officeooo:paragraph-rsid="0015730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8699f" officeooo:paragraph-rsid="0015730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699f" officeooo:paragraph-rsid="0015730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officeooo:rsid="0018699f" officeooo:paragraph-rsid="00157303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text-properties officeooo:paragraph-rsid="0015b8a1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2">
      <style:paragraph-properties fo:margin-top="0cm" fo:margin-bottom="0cm" style:contextual-spacing="false"/>
    </style:style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4">
      <style:paragraph-properties fo:margin-top="0cm" fo:margin-bottom="0cm" style:contextual-spacing="false"/>
    </style:style>
    <style:style style:name="P24" style:family="paragraph" style:parent-style-name="Text_20_body">
      <style:text-properties style:font-name="Times New Roman" officeooo:rsid="0018699f" officeooo:paragraph-rsid="00157303"/>
    </style:style>
    <style:style style:name="T1" style:family="text">
      <style:text-properties fo:language="en" fo:country="US" officeooo:rsid="00157303"/>
    </style:style>
    <style:style style:name="T2" style:family="text">
      <style:text-properties officeooo:rsid="0015b8a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Plan for "<text:span text:style-name="T2">Riga Analog Clock</text:span>"</text:p>
      <text:p text:style-name="P1"/>
      <text:p text:style-name="P2">Checklis<text:span text:style-name="T1">t</text:span></text:p>
      <text:p text:style-name="P1"/>
      <text:p text:style-name="P24"><text:span text:style-name="Strong_20_Emphasis"><text:span text:style-name="T2"><text:tab/>1. </text:span></text:span><text:span text:style-name="Strong_20_Emphasis">Clock Face</text:span></text:p>
      <text:list xml:id="list1518014096" text:style-name="L2">
        <text:list-header>
          <text:p text:style-name="P5">- Clock face renders correctly.</text:p>
          <text:p text:style-name="P5">- Hour and minute marks are clearly visible.</text:p>
          <text:p text:style-name="P6"><text:s/>-Hour, minute, and second hands update as expected.</text:p>
          <text:p text:style-name="P6"><text:span text:style-name="Strong_20_Emphasis"><text:span text:style-name="T2">2. </text:span></text:span><text:span text:style-name="Strong_20_Emphasis">Language Functionality</text:span></text:p>
        </text:list-header>
      </text:list>
      <text:list text:style-name="L4">
        <text:list-header>
          <text:p text:style-name="P9">- Language switching between English and Russian is seamless.</text:p>
          <text:p text:style-name="P9">- All UI elements update to the selected language.</text:p>
          <text:p text:style-name="P8">- Holidays list updates to the selected language.</text:p>
        </text:list-header>
      </text:list>
      <text:list text:style-name="L5">
        <text:list-header>
          <text:p text:style-name="P10"><text:span text:style-name="Strong_20_Emphasis"><text:span text:style-name="T2">3. </text:span></text:span><text:span text:style-name="Strong_20_Emphasis">Weather Functionality</text:span></text:p>
        </text:list-header>
      </text:list>
      <text:p text:style-name="P7"><text:tab/>- Weather data is fetched and displayed correctly.</text:p>
      <text:list text:style-name="L6">
        <text:list-header>
          <text:p text:style-name="P11">- Application handles missing or invalid weather data gracefully.</text:p>
        </text:list-header>
      </text:list>
      <text:list text:style-name="L7">
        <text:list-header>
          <text:p text:style-name="P12"><text:span text:style-name="Strong_20_Emphasis"><text:span text:style-name="T2">4. </text:span></text:span><text:span text:style-name="Strong_20_Emphasis">Holiday Display</text:span></text:p>
        </text:list-header>
      </text:list>
      <text:list text:style-name="L8">
        <text:list-header>
          <text:p text:style-name="P14">- Holidays for the current month are displayed correctly.</text:p>
          <text:p text:style-name="P13">- Holidays are listed in the correct language.</text:p>
        </text:list-header>
      </text:list>
      <text:list text:style-name="L9">
        <text:list-header>
          <text:p text:style-name="P15"><text:span text:style-name="Strong_20_Emphasis"><text:span text:style-name="T2">5. </text:span></text:span><text:span text:style-name="Strong_20_Emphasis">Error Handling</text:span></text:p>
        </text:list-header>
      </text:list>
      <text:list text:style-name="L10">
        <text:list-header>
          <text:p text:style-name="P17">- Application handles missing or invalid JSON files without crashing.</text:p>
          <text:p text:style-name="P16">- Error messages, if any, are clear and descriptive.</text:p>
        </text:list-header>
      </text:list>
      <text:list text:style-name="L11">
        <text:list-header>
          <text:p text:style-name="P18"><text:span text:style-name="Strong_20_Emphasis"><text:span text:style-name="T2">6 </text:span></text:span><text:span text:style-name="Strong_20_Emphasis">User Interface</text:span></text:p>
        </text:list-header>
      </text:list>
      <text:list text:style-name="L12">
        <text:list-header>
          <text:p text:style-name="P20">- UI elements are properly aligned and sized.</text:p>
          <text:p text:style-name="P20">- The city name is displayed correctly under the clock.</text:p>
          <text:p text:style-name="P19">- The application window has the correct title based on the selected language.</text:p>
        </text:list-header>
      </text:list>
      <text:list text:style-name="L13">
        <text:list-header>
          <text:p text:style-name="P21"><text:span text:style-name="Strong_20_Emphasis"><text:span text:style-name="T2">7. </text:span></text:span><text:span text:style-name="Strong_20_Emphasis">Performance</text:span></text:p>
        </text:list-header>
      </text:list>
      <text:list text:style-name="L14">
        <text:list-header>
          <text:p text:style-name="P23">- The application launches within an acceptable time frame.</text:p>
          <text:p text:style-name="P22">- UI updates (e.g., clock hands, weather) are smooth and do not cause lag.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01:29:55.309000000</meta:creation-date>
    <dc:date>2024-08-16T13:30:12.950000000</dc:date>
    <meta:editing-duration>PT9M10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6" meta:word-count="203" meta:character-count="1130" meta:non-whitespace-character-count="972"/>
  </office:meta>
</office:document-meta>
</file>